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Arial CYR" svg:font-family="'Arial CYR'" style:font-family-generic="swiss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fo:font-weight="bold" style:font-weight-asian="bold" style:font-weight-complex="bold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6" style:family="paragraph" style:parent-style-name="Text_20_body">
      <style:text-properties style:use-window-font-color="true" style:font-name="Times New Roman1" fo:font-size="12pt" fo:language="en" fo:country="US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20pt" fo:language="ru" fo:country="RU" fo:font-weight="normal" fo:background-color="transparent" style:font-name-asian="Times New Roman1" style:font-name-complex="Times New Roman1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Comic Sans MS" fo:font-size="36pt" fo:language="en" fo:country="US" fo:font-weight="normal" fo:background-color="transparent" style:font-name-asian="Comic Sans MS" style:font-size-asian="36pt" style:font-name-complex="Comic Sans MS" style:font-size-complex="36pt"/>
    </style:style>
    <style:style style:name="P18" style:family="paragraph" style:parent-style-name="Standard">
      <style:paragraph-properties fo:line-height="100%" fo:text-align="start" style:justify-single-word="false"/>
    </style:style>
    <style:style style:name="P19" style:family="paragraph" style:parent-style-name="Standard">
      <style:text-properties fo:color="#000000" style:font-name="Arial CYR" fo:font-size="12pt" fo:language="ru" fo:country="RU" style:font-name-asian="Arial CYR" style:font-size-asian="12pt" style:font-name-complex="Arial CYR" style:font-size-complex="12pt"/>
    </style:style>
    <style:style style:name="P20" style:family="paragraph" style:parent-style-name="Standard">
      <style:text-properties fo:color="#000000" style:font-name="Arial" fo:font-size="12pt" fo:language="ru" fo:country="RU" style:font-name-asian="Arial CYR" style:font-size-asian="12pt" style:font-name-complex="Arial CYR" style:font-size-complex="12pt"/>
    </style:style>
    <style:style style:name="P21" style:family="paragraph" style:parent-style-name="Standard">
      <style:text-properties fo:color="#000000" style:font-name="Arial" fo:font-size="12pt" fo:language="ru" fo:country="RU" fo:font-style="italic" style:font-name-asian="Arial CYR" style:font-size-asian="12pt" style:font-style-asian="italic" style:font-name-complex="Arial CYR" style:font-size-complex="12pt" style:font-style-complex="italic"/>
    </style:style>
    <style:style style:name="P2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>
      <style:text-properties fo:font-style="italic" style:font-style-asian="italic" style:font-style-complex="italic"/>
    </style:style>
    <style:style style:name="P24" style:family="paragraph" style:parent-style-name="Standard">
      <style:paragraph-properties fo:margin-left="1.3457in" fo:margin-right="0in" fo:margin-top="0.1665in" fo:margin-bottom="0.0417in" fo:line-height="100%" fo:text-align="center" style:justify-single-word="false" fo:text-indent="-1.3457in" style:auto-text-indent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language="en" fo:country="US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/>
    </style:style>
    <style:style style:name="P30" style:family="paragraph" style:parent-style-name="Table_20_Contents">
      <style:text-properties fo:color="#000000" style:font-name="Arial CYR" fo:font-size="12pt" fo:language="en" fo:country="US" style:font-name-asian="Arial CYR" style:font-size-asian="12pt" style:font-name-complex="Arial CYR" style:font-size-complex="12pt"/>
    </style:style>
    <style:style style:name="P31" style:family="paragraph" style:parent-style-name="Table_20_Contents">
      <style:text-properties fo:color="#000000" style:font-name="Arial CYR" fo:font-size="12pt" fo:language="ru" fo:country="RU" style:font-name-asian="Arial CYR" style:font-size-asian="12pt" style:font-name-complex="Arial CYR" style:font-size-complex="12pt"/>
    </style:style>
    <style:style style:name="P32" style:family="paragraph" style:parent-style-name="Table_20_Contents">
      <style:text-properties fo:color="#000000" style:font-name="Arial" fo:font-size="12pt" fo:language="ru" fo:country="RU" fo:font-style="italic" style:font-name-asian="Arial CYR" style:font-size-asian="12pt" style:font-style-asian="italic" style:font-name-complex="Arial CYR" style:font-size-complex="12pt" style:font-style-complex="italic"/>
    </style:style>
    <style:style style:name="P33" style:family="paragraph" style:parent-style-name="Table_20_Contents">
      <style:text-properties fo:color="#000000" style:font-name="Arial" fo:font-size="12pt" fo:language="en" fo:country="US" fo:font-style="italic" fo:font-weight="bold" style:font-name-asian="Arial CYR" style:font-size-asian="12pt" style:font-style-asian="italic" style:font-weight-asian="bold" style:font-name-complex="Arial CYR" style:font-size-complex="12pt" style:font-style-complex="italic" style:font-weight-complex="bold"/>
    </style:style>
    <style:style style:name="P34" style:family="paragraph" style:parent-style-name="Table_20_Contents">
      <style:text-properties style:font-name="Arial" fo:font-size="12pt" fo:language="en" fo:country="US" fo:font-style="italic" style:font-size-asian="12pt" style:font-style-asian="italic" style:font-size-complex="12pt" style:font-style-complex="italic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Heading_20_3">
      <style:text-properties fo:language="ru" fo:country="RU"/>
    </style:style>
    <style:style style:name="P40" style:family="paragraph" style:parent-style-name="Heading_20_3">
      <style:text-properties fo:language="en" fo:country="US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fo:language="ru" fo:country="RU"/>
    </style:style>
    <style:style style:name="P43" style:family="paragraph" style:parent-style-name="Standard" style:list-style-name="L1"/>
    <style:style style:name="P44" style:family="paragraph" style:parent-style-name="Standard" style:list-style-name="L2"/>
    <style:style style:name="P45" style:family="paragraph" style:parent-style-name="Standard" style:list-style-name="L3"/>
    <style:style style:name="P46" style:family="paragraph" style:parent-style-name="Standard" style:list-style-name="L3">
      <style:text-properties fo:language="ru" fo:country="RU"/>
    </style:style>
    <style:style style:name="P47" style:family="paragraph" style:parent-style-name="Standard" style:list-style-name="L4">
      <style:text-properties fo:language="ru" fo:country="RU" style:text-underline-style="none" fo:font-weight="normal" style:font-weight-asian="normal" style:font-weight-complex="normal"/>
    </style:style>
    <style:style style:name="P48" style:family="paragraph" style:parent-style-name="Standard" style:list-style-name="L4">
      <style:text-properties fo:language="ru" fo:country="RU"/>
    </style:style>
    <style:style style:name="P49" style:family="paragraph" style:parent-style-name="Standard" style:list-style-name="L4"/>
    <style:style style:name="P50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5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>
      <style:text-properties fo:font-style="italic" style:font-style-asian="italic" style:font-style-complex="italic"/>
    </style:style>
    <style:style style:name="P53" style:family="paragraph" style:parent-style-name="Heading_20_2">
      <style:text-properties fo:language="en" fo:country="US"/>
    </style:style>
    <style:style style:name="P54" style:family="paragraph" style:parent-style-name="Heading_20_2">
      <style:paragraph-properties fo:break-before="page"/>
      <style:text-properties fo:language="en" fo:country="US"/>
    </style:style>
    <style:style style:name="P55" style:family="paragraph" style:parent-style-name="Text_20_body" style:list-style-name="L5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56" style:family="paragraph" style:parent-style-name="Text_20_body" style:list-style-name="L5">
      <style:text-properties fo:language="ru" fo:country="RU"/>
    </style:style>
    <style:style style:name="P5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none"/>
    </style:style>
    <style:style style:name="T4" style:family="text">
      <style:text-properties fo:language="en" fo:country="US" style:text-underline-style="none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none"/>
    </style:style>
    <style:style style:name="T7" style:family="text">
      <style:text-properties fo:language="ru" fo:country="RU" style:text-underline-style="none" fo:font-weight="normal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T10" style:family="text">
      <style:text-properties style:use-window-font-color="true" style:font-name="Times New Roman1" fo:font-size="12pt" fo:language="en" fo:country="US" fo:font-weight="normal" fo:background-color="transparent" style:font-name-asian="Times New Roman1" style:font-name-complex="Times New Roman1"/>
    </style:style>
    <style:style style:name="T11" style:family="text">
      <style:text-properties style:use-window-font-color="true" style:font-name="Times New Roman1" fo:font-size="12pt" fo:language="en" fo:country="US" fo:font-weight="bold" fo:background-color="#e6e6ff" style:font-name-asian="Times New Roman1" style:font-weight-asian="bold" style:font-name-complex="Times New Roman1" style:font-weight-complex="bold"/>
    </style:style>
    <style:style style:name="T12" style:family="text">
      <style:text-properties style:use-window-font-color="true" style:font-name="Times New Roman1" fo:font-size="12pt" fo:language="en" fo:country="US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3" style:family="text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4" style:family="text">
      <style:text-properties fo:color="#000000" style:font-name="Arial CYR" fo:font-size="12pt" style:font-name-asian="Arial CYR" style:font-size-asian="12pt" style:font-name-complex="Arial CYR" style:font-size-complex="12pt"/>
    </style:style>
    <style:style style:name="T15" style:family="text">
      <style:text-properties fo:color="#000000" style:font-name="Arial CYR" fo:font-size="12pt" fo:language="en" fo:country="US" style:font-name-asian="Arial CYR" style:font-size-asian="12pt" style:font-name-complex="Arial CYR" style:font-size-complex="12pt"/>
    </style:style>
    <style:style style:name="T16" style:family="text">
      <style:text-properties fo:color="#000000" style:font-name="Arial CYR" fo:font-size="12pt" fo:language="ru" fo:country="RU" style:font-name-asian="Arial CYR" style:font-size-asian="12pt" style:font-name-complex="Arial CYR" style:font-size-complex="12pt"/>
    </style:style>
    <style:style style:name="T17" style:family="text">
      <style:text-properties fo:color="#000000" style:font-name-asian="Arial CYR" style:font-name-complex="Arial CYR"/>
    </style:style>
    <style:style style:name="T18" style:family="text">
      <style:text-properties fo:color="#000000" fo:language="ru" fo:country="RU" style:font-name-asian="Arial CYR" style:font-name-complex="Arial CYR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/>
      <text:p text:style-name="P17">VIMON(GW only)</text:p>
      <text:p text:style-name="P12"/>
      <text:p text:style-name="P11"/>
      <text:p text:style-name="P11"/>
      <text:p text:style-name="P11"/>
      <text:p text:style-name="P13">Описание работы <text:span text:style-name="T1">VIMON(GW)</text:span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4">Внутренняя документация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<text:span text:style-name="T5">Автор последней коррекции:<text:tab/></text:span><text:span text:style-name="T5"><text:creator>Oleg Starokaznikov</text:creator></text:span></text:p>
      <text:p text:style-name="P15">Дата последней коррекции:<text:tab/><text:tab/><text:modification-time style:data-style-name="N40">12:09</text:modification-time> <text:tab/><text:modification-date style:data-style-name="N36">14.06.2023</text:modification-date></text:p>
      <text:p text:style-name="P18"><text:span text:style-name="T9">Актуальная версия: </text:span><text:a xlink:type="simple" xlink:href="file://backup/hardware/Debug/corundgw/corundgw.pdf" text:style-name="Internet_20_link" text:visited-style-name="Visited_20_Internet_20_Link"><text:span text:style-name="T10">\\backup\hardware\Debug\corundgw\corundgw.pdf</text:span></text:a>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35">Оглавление</text:p>
          </text:index-title>
          <text:p text:style-name="P38">Изменения и соответствие версий.<text:tab/>3</text:p>
          <text:p text:style-name="P38">Общее ТЗ на корунд<text:tab/>4</text:p>
          <text:p text:style-name="P36">Внешние интерфейсы и органы управления<text:tab/>4</text:p>
          <text:p text:style-name="P37">Тачпад<text:tab/>4</text:p>
          <text:p text:style-name="P37">LCD<text:tab/>4</text:p>
          <text:p text:style-name="P37">ETH<text:tab/>4</text:p>
          <text:p text:style-name="P37">Кнопка отключения микрофонов<text:tab/>4</text:p>
          <text:p text:style-name="P37">микрофон<text:tab/>4</text:p>
          <text:p text:style-name="P37">Динамики<text:tab/>4</text:p>
          <text:p text:style-name="P37">входной видео разъем<text:tab/>4</text:p>
          <text:p text:style-name="P37">3.5мм разъем для подключения гарнитуры<text:tab/>4</text:p>
          <text:p text:style-name="P36">NUVOTON<text:tab/>4</text:p>
          <text:p text:style-name="P36">GW<text:tab/>5</text:p>
          <text:p text:style-name="P36">Старт, начальная загрузка и обновление прошивок<text:tab/>6</text:p>
          <text:p text:style-name="P36">условия эксплуатации<text:tab/>6</text:p>
          <text:p text:style-name="P36">сертификация<text:tab/>6</text:p>
          <text:p text:style-name="P38">SPI интерфейс между CPU и GoWin<text:tab/>7</text:p>
          <text:p text:style-name="P38">Физический уровень DMA на основе SPI интерфейса<text:tab/>8</text:p>
          <text:p text:style-name="P38">Структура канала DMA<text:tab/>9</text:p>
          <text:p text:style-name="P36">Потоковая запись 32b данных в AVL память(0х0002)<text:tab/>9</text:p>
          <text:p text:style-name="P36">Потоковое чтение 32b данных из AVL памяти(0х0003)<text:tab/>9</text:p>
          <text:p text:style-name="P36">Очередность выполнения заданий DMA каналов<text:tab/>9</text:p>
          <text:p text:style-name="P38">Структура AVL памяти<text:tab/>10</text:p>
          <text:p text:style-name="P36">Sys reg control<text:tab/>11</text:p>
          <text:p text:style-name="P37">Карта регистров<text:tab/>11</text:p>
          <text:p text:style-name="P37">FW version<text:tab/>11</text:p>
          <text:p text:style-name="P37">MISC_reg<text:tab/>11</text:p>
          <text:p text:style-name="P37">FW_wd<text:tab/>12</text:p>
          <text:p text:style-name="P36">Diagnostics controller<text:tab/>13</text:p>
          <text:p text:style-name="P37">Карта регистров<text:tab/>13</text:p>
          <text:p text:style-name="P36">ETH rx controller<text:tab/>14</text:p>
          <text:p text:style-name="P36">ETH tx controller<text:tab/>14</text:p>
          <text:p text:style-name="P36">Grafic controller<text:tab/>14</text:p>
        </text:index-body>
      </text:table-of-content>
      <text:p text:style-name="Text_20_body"/>
      <text:h text:style-name="P42" text:outline-level="1">Изменения и соответствие версий.</text:h>
      <text:p text:style-name="P4"><text:span text:style-name="T5">0x07010</text:span><text:span text:style-name="T1">000</text:span><text:span text:style-name="T5">-начальная версия </text:span><text:span text:style-name="T1">FW GW</text:span></text:p>
      <text:p text:style-name="P4"><text:span text:style-name="T5">0x070202</text:span><text:span text:style-name="T1">01</text:span><text:span text:style-name="T5">-переход на модульную систему</text:span></text:p>
      <text:p text:style-name="P2"><text:span text:style-name="T5">0x070202</text:span>02<text:span text:style-name="T5">-изменение </text:span><text:a xlink:type="simple" xlink:href="#7.2.5.FW_wd|outline" text:style-name="Internet_20_link" text:visited-style-name="Visited_20_Internet_20_Link">Fwwd</text:a></text:p>
      <text:p text:style-name="P2">0x07020204 – <text:span text:style-name="T5">добавлен </text:span><text:a xlink:type="simple" xlink:href="#8.7.ETH gen controller|outline" text:style-name="Internet_20_link" text:visited-style-name="Visited_20_Internet_20_Link">генератор тесового сигнала</text:a><text:span text:style-name="T5">, изменена </text:span><text:a xlink:type="simple" xlink:href="#8.Структура AVL памяти|outline" text:style-name="Internet_20_link" text:visited-style-name="Visited_20_Internet_20_Link">адресация модулей</text:a><text:span text:style-name="T5">, добавлена работа с </text:span><text:a xlink:type="simple" xlink:href="#3.функции переключателя #4|outline" text:style-name="Internet_20_link" text:visited-style-name="Visited_20_Internet_20_Link">переключателем </text:a><text:a xlink:type="simple" xlink:href="#3.функции переключателя #4|outline" text:style-name="Internet_20_link" text:visited-style-name="Visited_20_Internet_20_Link">dbg</text:a></text:p>
      <text:p text:style-name="Text_20_body"><text:span text:style-name="T8">0x070203</text:span><text:span text:style-name="T2">01</text:span><text:span text:style-name="T8">-изменение в </text:span><text:a xlink:type="simple" xlink:href="#6.8.Grafics controller|outline" text:style-name="Internet_20_link" text:visited-style-name="Visited_20_Internet_20_Link">Grafics controller</text:a><text:span text:style-name="T8"> (коррекция для тача),</text:span></text:p>
      <text:p text:style-name="Text_20_body"><text:span text:style-name="T8">исправлена ошибка в работе с </text:span><text:a xlink:type="simple" xlink:href="#3.функции переключателя #4|outline" text:style-name="Internet_20_link" text:visited-style-name="Visited_20_Internet_20_Link">переключателем </text:a><text:a xlink:type="simple" xlink:href="#3.функции переключателя #4|outline" text:style-name="Internet_20_link" text:visited-style-name="Visited_20_Internet_20_Link">dbg</text:a></text:p>
      <text:h text:style-name="P41" text:outline-level="1">Общее ТЗ на корунд</text:h>
      <text:h text:style-name="Heading_20_2" text:outline-level="2">Внешние интерфейсы и органы управления</text:h>
      <text:h text:style-name="Heading_20_3" text:outline-level="3">Тачпад</text:h>
      <text:p text:style-name="P3">Отсутствует в текущей модификации<text:span text:style-name="T1"> (тачпад c I2C)</text:span></text:p>
      <text:h text:style-name="Heading_20_3" text:outline-level="3">LCD</text:h>
      <text:p text:style-name="Standard">к GW по lvds подключен LCD G101EAN02.1 параметры: 1280x800 RGB(888) 60fps</text:p>
      <text:h text:style-name="Heading_20_3" text:outline-level="3">ETH</text:h>
      <text:p text:style-name="P9">1<text:span text:style-name="T1">GBE, </text:span>по <text:span text:style-name="T1">RGMII </text:span>подключен к <text:span text:style-name="T1">GW</text:span></text:p>
      <text:p text:style-name="P9">питание <text:s/>модуля осуществляется через <text:span text:style-name="T1">POE</text:span></text:p>
      <text:p text:style-name="P7"/>
      <text:h text:style-name="Heading_20_3" text:outline-level="3">Кнопка отключения микрофонов</text:h>
      <text:p text:style-name="P9">Отсутствует в текущей модификации</text:p>
      <text:p text:style-name="Standard">В будущем сигнал нажатия и подсветку кнопки будет передавать <text:span text:style-name="T1">GW</text:span> <text:span text:style-name="T5">каким то неведомым способом через </text:span><text:span text:style-name="T1">eth</text:span></text:p>
      <text:h text:style-name="Heading_20_3" text:outline-level="3">микрофон</text:h>
      <text:p text:style-name="P9">Отсутствует в текущей модификации</text:p>
      <text:h text:style-name="Heading_20_3" text:outline-level="3">Динамики</text:h>
      <text:p text:style-name="P9">Отсутствует в текущей модификации</text:p>
      <text:h text:style-name="Heading_20_3" text:outline-level="3">входной видео разъем</text:h>
      <text:p text:style-name="P9">Отсутствует в текущей модификации</text:p>
      <text:h text:style-name="Heading_20_3" text:outline-level="3">3.5мм разъем для подключения гарнитуры</text:h>
      <text:p text:style-name="P9">Отсутствует в текущей модификации</text:p>
      <text:h text:style-name="Heading_20_2" text:outline-level="2"/>
      <text:h text:style-name="Heading_20_2" text:outline-level="2">GW</text:h>
      <text:p text:style-name="Standard">К GW по rgmii подключен ETH</text:p>
      <text:p text:style-name="Standard">На GW по eth приходит видео поток <text:span text:style-name="T4">YCC420</text:span> <text:span text:style-name="T1">1920x1080</text:span> </text:p>
      <text:p text:style-name="Standard"/>
      <text:p text:style-name="P23"/>
      <text:p text:style-name="Standard">Допуски для софтового fps 0,2-41fps</text:p>
      <text:p text:style-name="Standard">Так как стабильность 30fps входного видео потока низкая, плавное видео на LCD будет отображаться рывками, но тиринга быть не должно.</text:p>
      <text:p text:style-name="Standard">Используем 2 видео буфера. Попробую экспериментировать с защитой от тиринга. Неравномерность в движущихся объектах на экране будет присутствовать!</text:p>
      <text:p text:style-name="Standard"/>
      <text:p text:style-name="P8"><text:soft-page-break/>Что требуется для стартовой версии:</text:p>
      <text:list xml:id="list842298299716795347" text:style-name="L3">
        <text:list-item>
          <text:p text:style-name="P46"><text:span text:style-name="T20">В буфере храним </text:span><text:span text:style-name="T4">YCC420, </text:span><text:span text:style-name="T20">преобразование цветового пространства делаются налету.</text:span></text:p>
        </text:list-item>
        <text:list-item>
          <text:p text:style-name="P45"><text:span text:style-name="T5">П</text:span>ри старте на LCD передается черный экран</text:p>
        </text:list-item>
        <text:list-item>
          <text:p text:style-name="P45"><text:span text:style-name="T5">П</text:span>ри отсутствии входного видео потока на LCD передается <text:span text:style-name="T5">последний принятый кадр</text:span></text:p>
        </text:list-item>
        <text:list-item>
          <text:p text:style-name="P45"><text:span text:style-name="T5">Все пакеты из ETH приходят только на </text:span><text:span text:style-name="T1">GW</text:span></text:p>
        </text:list-item>
        <text:list-item>
          <text:p text:style-name="P46">Отсутствует совместимость с протоколом Корунд21</text:p>
        </text:list-item>
      </text:list>
      <text:p text:style-name="Standard"/>
      <text:p text:style-name="P22">Что <text:span text:style-name="T5">п</text:span>ланируетсч сделать в ближайшем будущем:</text:p>
      <text:list xml:id="list7103239658978238229" text:style-name="L4">
        <text:list-item>
          <text:p text:style-name="P50">Планируется <text:s/>передавать от <text:span text:style-name="T1">GW </text:span>видео поток от разъема на корпусе и звук <text:span text:style-name="T1">c </text:span><text:span text:style-name="T5">микрофона</text:span></text:p>
        </text:list-item>
        <text:list-item>
          <text:p text:style-name="P49"><text:span text:style-name="T5">П</text:span>ри отсутствии входного видео потока на LCD передается <text:s/><text:span text:style-name="T7">картинка</text:span></text:p>
        </text:list-item>
        <text:list-item>
          <text:p text:style-name="P47"><text:s/>при старте на LCD передается <text:s/>картинка</text:p>
        </text:list-item>
        <text:list-item>
          <text:p text:style-name="P48"><text:span text:style-name="T20">Полная совместимость с протоколом Корунд21, </text:span></text:p>
        </text:list-item>
      </text:list>
      <text:h text:style-name="Heading_20_2" text:outline-level="2">Старт, начальная загрузка и обновление прошивок</text:h>
      <text:p text:style-name="P22">Что требуется для стартовой версии:</text:p>
      <text:p text:style-name="Standard"><text:span text:style-name="T1">GW </text:span><text:span text:style-name="T5">загружается автономно по </text:span><text:span text:style-name="T1">MSPI. </text:span>Обновление и начальная загрузка всех прошивок только через отладочный интерфейс к которому можно добраться сняв пломбы, но не разбирая корпус изделия.</text:p>
      <text:p text:style-name="Standard"/>
      <text:p text:style-name="P22">Что <text:span text:style-name="T5">п</text:span>ланируетсч сделать в ближайшем будущем:</text:p>
      <text:p text:style-name="Standard"/>
      <text:h text:style-name="Heading_20_2" text:outline-level="2">условия эксплуатации</text:h>
      <text:p text:style-name="Standard">В помещениях. +5/+35 без осадков итп</text:p>
      <text:p text:style-name="Standard">нет требований к допустимым вибрациям.</text:p>
      <text:p text:style-name="Standard">нет требований к ЭМС.</text:p>
      <text:p text:style-name="Standard"/>
      <text:h text:style-name="Heading_20_2" text:outline-level="2">сертификация</text:h>
      <text:p text:style-name="Standard">какие требования <text:span text:style-name="T5">к</text:span> коду<text:span text:style-name="T1">:</text:span></text:p>
      <text:p text:style-name="Standard">Для GW - никаких - то есть можно использовать криптованные китайские функции</text:p>
      <text:p text:style-name="Standard"/>
      <text:h text:style-name="P41" text:outline-level="1"><office:annotation office:name="__Annotation__6113_889357432"><dc:creator>Oleg Starokaznikov</dc:creator><dc:date>2023-04-26T16:22:37.35</dc:date><text:p text:style-name="P57"><text:span text:style-name="T21">Доступна только для HW Corund13a</text:span></text:p></office:annotation><text:span text:style-name="T5">функции переключателя </text:span><text:span text:style-name="T1">#4</text:span><office:annotation-end office:name="__Annotation__6113_889357432"/></text:h>
      <text:p text:style-name="P1"><text:s/>При переводе тумблера из положение выкл в положение вкл включается "отладка" </text:p>
      <text:p text:style-name="P1">При переводе тумблера из положение вкл в положение выкл выключается "отладка" Статическое состояние тумблера не оказывает никакого воздействия на отладку </text:p>
      <text:p text:style-name="Text_20_body"><text:span text:style-name="T1">Под отладкой понимается отображение на экране графической информации об ошибках(</text:span><text:span text:style-name="T5">см. </text:span><text:a xlink:type="simple" xlink:href="#8.7.Grafics controller|outline" text:style-name="Internet_20_link" text:visited-style-name="Visited_20_Internet_20_Link">Grafics controller</text:a><text:span text:style-name="T1">) и включенный генератор тестового видео сигнала </text:span></text:p>
      <text:p text:style-name="P1">В начальном состоянии генератор тестового видео сигнала включен, а графической информации об ошибках выключена</text:p>
      <text:p text:style-name="P1"/>
      <text:h text:style-name="P54" text:outline-level="2">ETH rx controller</text:h>
      <text:p text:style-name="P3"><text:span text:style-name="T19">Принимает </text:span><text:span text:style-name="T3">eth </text:span><text:span text:style-name="T19">пакеты с определенными параметрами и складывает их во внутренний буфер. Пакеты можно считать из внутреннего буфера по </text:span><text:span text:style-name="T3">avl </text:span><text:span text:style-name="T19">интерфейсу.</text:span></text:p>
      <text:p text:style-name="Text_20_body"><text:span text:style-name="T6">Описание контроллера является отдельной документацией и находится тут: </text:span><text:a xlink:type="simple" xlink:href="file://backup/hardware/Debug/corundgw/fpga_ethdma.pdf" text:style-name="Internet_20_link" text:visited-style-name="Visited_20_Internet_20_Link"><text:span text:style-name="T12">\\backup\hardware\Debug\corundgw\fpga_ethdma.pdf</text:span></text:a></text:p>
      <text:h text:style-name="P53" text:outline-level="2">ETH tx controller</text:h>
      <text:p text:style-name="P3"><text:span text:style-name="T12">Описание контроллера является отдельной документацией и находится тут: </text:span><text:a xlink:type="simple" xlink:href="file://backup/hardware/Debug/corundgw/fpga_ethdma.pdf" text:style-name="Internet_20_link" text:visited-style-name="Visited_20_Internet_20_Link">\\backup\hardware\Debug\corundgw\fpga_ethdma.pdf</text:a></text:p>
      <text:h text:style-name="P53" text:outline-level="2">ETH gen controller</text:h>
      <text:p text:style-name="P3"><text:span text:style-name="T13">Создает тестовую динамически меняющуюся картинку в виде </text:span><text:span text:style-name="T12">eth </text:span><text:span text:style-name="T13">потока в формате </text:span><text:span text:style-name="T12">1280x800 30fps rgb444</text:span></text:p>
      <text:p text:style-name="P3"><text:span text:style-name="T12">Описание контроллера является отдельной документацией и находится тут: </text:span><text:a xlink:type="simple" xlink:href="file://backup/hardware/Debug/corundgw/VideoGen.pdf" text:style-name="Internet_20_link" text:visited-style-name="Visited_20_Internet_20_Link"><text:span text:style-name="T1">\\backup\hardware\Debug\corundgw\VideoGen.pdf</text:span></text:a></text:p>
      <text:h text:style-name="P53" text:outline-level="2">Grafics controller</text:h>
      <text:p text:style-name="P5">Добавляет в видеопоток дополнительную графическую информацию</text:p>
      <text:list xml:id="list1009929569493972977" text:style-name="L5">
        <text:list-item>
          <text:p text:style-name="P55">ошибки от системы в реальном времени</text:p>
        </text:list-item>
        <text:list-item>
          <text:p text:style-name="P55">индикация нажатия тачпада</text:p>
        </text:list-item>
        <text:list-item>
          <text:p text:style-name="P56"><office:annotation office:name="__Annotation__7498_802380751"><dc:creator>Oleg Starokaznikov</dc:creator><dc:date>2023-02-27T15:58:01.39</dc:date><text:p text:style-name="P57"><text:span text:style-name="T22">Пока не реализовано</text:span></text:p></office:annotation><text:span text:style-name="T13">текст</text:span><office:annotation-end office:name="__Annotation__7498_802380751"/></text:p>
        </text:list-item>
      </text:list>
      <text:p text:style-name="P3"><text:span text:style-name="T12">Описание контроллера является отдельной документацией и находится тут: </text:span><text:a xlink:type="simple" xlink:href="file://backup/hardware/Debug/corundgw/grafics.pdf" text:style-name="Internet_20_link" text:visited-style-name="Visited_20_Internet_20_Link">\\backup\hardware\Debug\corundgw\grafics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Arial CYR" svg:font-family="'Arial CYR'" style:font-family-generic="swiss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Starokaznikov</meta:initial-creator>
    <meta:creation-date>2022-10-10T13:13:34.19</meta:creation-date>
    <dc:date>2023-06-14T12:09:03.33</dc:date>
    <dc:creator>Oleg Starokaznikov</dc:creator>
    <meta:editing-duration>P1DT5H22M36S</meta:editing-duration>
    <meta:editing-cycles>62</meta:editing-cycles>
    <meta:generator>OpenOffice/4.1.11$Win32 OpenOffice.org_project/4111m1$Build-9808</meta:generator>
    <meta:document-statistic meta:table-count="0" meta:image-count="0" meta:object-count="0" meta:page-count="7" meta:paragraph-count="114" meta:word-count="684" meta:character-count="4933"/>
  </office:meta>
</office:document-meta>
</file>